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Utils.applyRenderers( final JTable table , final TableCellRenderer [ ] render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ndererUtils.Rendere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